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f6be" officeooo:paragraph-rsid="000ef6be"/>
    </style:style>
    <style:style style:name="P2" style:family="paragraph" style:parent-style-name="Standard">
      <style:text-properties officeooo:rsid="000fbcdb" officeooo:paragraph-rsid="000fbcdb"/>
    </style:style>
    <style:style style:name="P3" style:family="paragraph" style:parent-style-name="Standard">
      <style:text-properties officeooo:rsid="00149b08" officeooo:paragraph-rsid="00149b08"/>
    </style:style>
    <style:style style:name="P4" style:family="paragraph" style:parent-style-name="Standard">
      <style:text-properties officeooo:rsid="001b0a90" officeooo:paragraph-rsid="001b0a90"/>
    </style:style>
    <style:style style:name="P5" style:family="paragraph" style:parent-style-name="Standard">
      <style:text-properties officeooo:rsid="001bea36" officeooo:paragraph-rsid="001bea36"/>
    </style:style>
    <style:style style:name="P6" style:family="paragraph" style:parent-style-name="Standard">
      <style:text-properties officeooo:rsid="00205aa2" officeooo:paragraph-rsid="00205aa2"/>
    </style:style>
    <style:style style:name="P7" style:family="paragraph" style:parent-style-name="Standard">
      <style:text-properties officeooo:rsid="0021c947" officeooo:paragraph-rsid="0021c947"/>
    </style:style>
    <style:style style:name="P8" style:family="paragraph" style:parent-style-name="Standard">
      <style:text-properties officeooo:rsid="00223298" officeooo:paragraph-rsid="00223298"/>
    </style:style>
    <style:style style:name="P9" style:family="paragraph" style:parent-style-name="Standard">
      <style:text-properties officeooo:rsid="0028a5cb" officeooo:paragraph-rsid="0028a5cb"/>
    </style:style>
    <style:style style:name="P10" style:family="paragraph" style:parent-style-name="Standard">
      <style:text-properties officeooo:rsid="0025c70e" officeooo:paragraph-rsid="0025c70e"/>
    </style:style>
    <style:style style:name="P11" style:family="paragraph" style:parent-style-name="Standard">
      <style:text-properties officeooo:rsid="002eb0ba" officeooo:paragraph-rsid="002eb0ba"/>
    </style:style>
    <style:style style:name="P12" style:family="paragraph" style:parent-style-name="Standard">
      <style:text-properties officeooo:rsid="002f5999" officeooo:paragraph-rsid="002f5999"/>
    </style:style>
    <style:style style:name="P13" style:family="paragraph" style:parent-style-name="Standard">
      <style:text-properties officeooo:rsid="0030c24f" officeooo:paragraph-rsid="0030c24f"/>
    </style:style>
    <style:style style:name="P14" style:family="paragraph" style:parent-style-name="Standard">
      <style:text-properties officeooo:rsid="00314217" officeooo:paragraph-rsid="00314217"/>
    </style:style>
    <style:style style:name="P15" style:family="paragraph" style:parent-style-name="Standard">
      <style:text-properties officeooo:rsid="00314217" officeooo:paragraph-rsid="0031c4a0"/>
    </style:style>
    <style:style style:name="P16" style:family="paragraph" style:parent-style-name="Standard">
      <style:text-properties fo:font-weight="bold" officeooo:rsid="001857f1" officeooo:paragraph-rsid="001857f1" style:font-weight-asian="bold" style:font-weight-complex="bold"/>
    </style:style>
    <style:style style:name="P17" style:family="paragraph" style:parent-style-name="Standard">
      <style:text-properties fo:font-weight="bold" officeooo:rsid="0028a5cb" officeooo:paragraph-rsid="0028a5cb" style:font-weight-asian="bold" style:font-weight-complex="bold"/>
    </style:style>
    <style:style style:name="P18" style:family="paragraph" style:parent-style-name="Standard">
      <style:text-properties fo:font-weight="bold" officeooo:rsid="00314217" officeooo:paragraph-rsid="00314217" style:font-weight-asian="bold" style:font-weight-complex="bold"/>
    </style:style>
    <style:style style:name="P19" style:family="paragraph" style:parent-style-name="Standard">
      <style:text-properties fo:font-weight="bold" officeooo:rsid="0033c0b1" officeooo:paragraph-rsid="0033c0b1" style:font-weight-asian="bold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1b0a90" officeooo:paragraph-rsid="001b0a90"/>
    </style:style>
    <style:style style:name="P21" style:family="paragraph" style:parent-style-name="Standard" style:list-style-name="L1">
      <style:text-properties officeooo:rsid="0033c0b1" officeooo:paragraph-rsid="0033c0b1"/>
    </style:style>
    <style:style style:name="P22" style:family="paragraph" style:parent-style-name="Standard" style:list-style-name="L2">
      <style:text-properties officeooo:rsid="000ef6be" officeooo:paragraph-rsid="000ef6be"/>
    </style:style>
    <style:style style:name="P23" style:family="paragraph" style:parent-style-name="Standard" style:list-style-name="L3">
      <style:text-properties officeooo:rsid="000ef6be" officeooo:paragraph-rsid="000ef6be"/>
    </style:style>
    <style:style style:name="P24" style:family="paragraph" style:parent-style-name="Standard" style:list-style-name="L4">
      <style:text-properties officeooo:rsid="000ef6be" officeooo:paragraph-rsid="000ef6be"/>
    </style:style>
    <style:style style:name="P25" style:family="paragraph" style:parent-style-name="Standard" style:list-style-name="L5">
      <style:text-properties officeooo:rsid="000ef6be" officeooo:paragraph-rsid="000ef6be"/>
    </style:style>
    <style:style style:name="P26" style:family="paragraph" style:parent-style-name="Standard" style:list-style-name="L5">
      <style:text-properties officeooo:rsid="000f4f01" officeooo:paragraph-rsid="000f4f01"/>
    </style:style>
    <style:style style:name="P27" style:family="paragraph" style:parent-style-name="Standard" style:list-style-name="L5">
      <style:text-properties officeooo:rsid="000fbcdb" officeooo:paragraph-rsid="000fbcdb"/>
    </style:style>
    <style:style style:name="P28" style:family="paragraph" style:parent-style-name="Standard" style:list-style-name="L5">
      <style:text-properties officeooo:rsid="00131aff" officeooo:paragraph-rsid="00131aff"/>
    </style:style>
    <style:style style:name="P29" style:family="paragraph" style:parent-style-name="Standard" style:list-style-name="L5">
      <style:text-properties officeooo:rsid="00149b08" officeooo:paragraph-rsid="00149b08"/>
    </style:style>
    <style:style style:name="P30" style:family="paragraph" style:parent-style-name="Standard" style:list-style-name="L6">
      <style:text-properties officeooo:rsid="001857f1" officeooo:paragraph-rsid="001857f1"/>
    </style:style>
    <style:style style:name="P31" style:family="paragraph" style:parent-style-name="Standard" style:list-style-name="L7">
      <style:text-properties officeooo:rsid="001857f1" officeooo:paragraph-rsid="001857f1"/>
    </style:style>
    <style:style style:name="P32" style:family="paragraph" style:parent-style-name="Standard" style:list-style-name="L7">
      <style:text-properties officeooo:rsid="001857f1" officeooo:paragraph-rsid="001a0555"/>
    </style:style>
    <style:style style:name="P33" style:family="paragraph" style:parent-style-name="Standard" style:list-style-name="L7">
      <style:text-properties officeooo:rsid="001b0a90" officeooo:paragraph-rsid="001b0a90"/>
    </style:style>
    <style:style style:name="P34" style:family="paragraph" style:parent-style-name="Standard" style:list-style-name="L8">
      <style:text-properties officeooo:rsid="00205aa2" officeooo:paragraph-rsid="00205aa2"/>
    </style:style>
    <style:style style:name="P35" style:family="paragraph" style:parent-style-name="Standard" style:list-style-name="L8">
      <style:text-properties officeooo:rsid="0021c947" officeooo:paragraph-rsid="0021c947"/>
    </style:style>
    <style:style style:name="P36" style:family="paragraph" style:parent-style-name="Standard" style:list-style-name="L9">
      <style:text-properties officeooo:rsid="00235385" officeooo:paragraph-rsid="00235385"/>
    </style:style>
    <style:style style:name="P37" style:family="paragraph" style:parent-style-name="Standard" style:list-style-name="L9">
      <style:text-properties officeooo:rsid="0023cac3" officeooo:paragraph-rsid="0023cac3"/>
    </style:style>
    <style:style style:name="P38" style:family="paragraph" style:parent-style-name="Standard" style:list-style-name="L9">
      <style:text-properties officeooo:rsid="0025c70e" officeooo:paragraph-rsid="0025c70e"/>
    </style:style>
    <style:style style:name="P39" style:family="paragraph" style:parent-style-name="Standard" style:list-style-name="L10">
      <style:text-properties officeooo:rsid="0028a5cb" officeooo:paragraph-rsid="0028a5cb"/>
    </style:style>
    <style:style style:name="P40" style:family="paragraph" style:parent-style-name="Standard" style:list-style-name="L10">
      <style:text-properties officeooo:rsid="0028a5cb" officeooo:paragraph-rsid="002a1393"/>
    </style:style>
    <style:style style:name="P41" style:family="paragraph" style:parent-style-name="Standard" style:list-style-name="L10">
      <style:text-properties officeooo:rsid="002c66d0" officeooo:paragraph-rsid="002c66d0"/>
    </style:style>
    <style:style style:name="P42" style:family="paragraph" style:parent-style-name="Standard" style:list-style-name="L10">
      <style:text-properties officeooo:rsid="002ced21" officeooo:paragraph-rsid="002eb0ba"/>
    </style:style>
    <style:style style:name="P43" style:family="paragraph" style:parent-style-name="Standard" style:list-style-name="L10">
      <style:text-properties officeooo:rsid="002ced21" officeooo:paragraph-rsid="002ced21"/>
    </style:style>
    <style:style style:name="P44" style:family="paragraph" style:parent-style-name="Standard" style:list-style-name="L10">
      <style:text-properties officeooo:rsid="002eb0ba" officeooo:paragraph-rsid="002eb0ba"/>
    </style:style>
    <style:style style:name="P45" style:family="paragraph" style:parent-style-name="Standard" style:list-style-name="L11">
      <style:text-properties officeooo:rsid="0030c24f" officeooo:paragraph-rsid="0030c24f"/>
    </style:style>
    <style:style style:name="P46" style:family="paragraph" style:parent-style-name="Standard" style:list-style-name="L11">
      <style:text-properties officeooo:rsid="002f5999" officeooo:paragraph-rsid="002f5999"/>
    </style:style>
    <style:style style:name="P47" style:family="paragraph" style:parent-style-name="Standard" style:list-style-name="L12">
      <style:text-properties officeooo:rsid="00314217" officeooo:paragraph-rsid="00314217"/>
    </style:style>
    <style:style style:name="P48" style:family="paragraph" style:parent-style-name="Standard" style:list-style-name="L13">
      <style:text-properties officeooo:rsid="00314217" officeooo:paragraph-rsid="00314217"/>
    </style:style>
    <style:style style:name="P49" style:family="paragraph" style:parent-style-name="Standard" style:list-style-name="L14">
      <style:text-properties officeooo:rsid="00314217" officeooo:paragraph-rsid="00314217"/>
    </style:style>
    <style:style style:name="P50" style:family="paragraph" style:parent-style-name="Standard" style:list-style-name="L14">
      <style:text-properties officeooo:rsid="00314217" officeooo:paragraph-rsid="0031c4a0"/>
    </style:style>
    <style:style style:name="P51" style:family="paragraph" style:parent-style-name="Standard" style:list-style-name="L14">
      <style:text-properties officeooo:rsid="0031c4a0" officeooo:paragraph-rsid="0031c4a0"/>
    </style:style>
    <style:style style:name="T1" style:family="text">
      <style:text-properties officeooo:rsid="001179d8"/>
    </style:style>
    <style:style style:name="T2" style:family="text">
      <style:text-properties officeooo:rsid="001a0555"/>
    </style:style>
    <style:style style:name="T3" style:family="text">
      <style:text-properties officeooo:rsid="0023cac3"/>
    </style:style>
    <style:style style:name="T4" style:family="text">
      <style:text-properties officeooo:rsid="002a1393"/>
    </style:style>
    <style:style style:name="T5" style:family="text">
      <style:text-properties officeooo:rsid="002eb0ba"/>
    </style:style>
    <style:style style:name="T6" style:family="text">
      <style:text-properties officeooo:rsid="0030c24f"/>
    </style:style>
    <style:style style:name="T7" style:family="text">
      <style:text-properties officeooo:rsid="0031c4a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5964e"/>
    </style:style>
    <style:style style:name="T10" style:family="text">
      <style:text-properties officeooo:rsid="00363191"/>
    </style:style>
    <style:style style:name="T11" style:family="text">
      <style:text-properties officeooo:rsid="003a4412"/>
    </style:style>
    <style:style style:name="T12" style:family="text">
      <style:text-properties officeooo:rsid="003b545a"/>
    </style:style>
    <style:style style:name="T13" style:family="text">
      <style:text-properties officeooo:rsid="003ed7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alisi tecnica</text:h>
      <text:p text:style-name="P1"/>
      <text:p text:style-name="P1"/>
      <text:p text:style-name="P13">Si tratta di studi probabilistici (più fattori differenti verificati aumentano la probabilità del segnale)<text:line-break/><text:span text:style-name="T12">L’analisi deve essere ciclica, rispecchiando la natura “a matrioska” dei trend </text:span></text:p>
      <text:p text:style-name="P13"/>
      <text:p text:style-name="P19">Scala grafico </text:p>
      <text:list xml:id="list6254021059364932399" text:style-name="L1">
        <text:list-item>
          <text:p text:style-name="P21"><text:span text:style-name="T9">L</text:span>ineare (più attendibile per <text:span text:style-name="T9">individuare le figure che il prezzo delinea</text:span>)</text:p>
        </text:list-item>
        <text:list-item>
          <text:p text:style-name="P21"><text:span text:style-name="T9">L</text:span>ogaritmica (più fedele nel rappresentare i movimenti)</text:p>
        </text:list-item>
      </text:list>
      <text:p text:style-name="P1"/>
      <text:p text:style-name="P1"/>
      <text:p text:style-name="P1"><text:span text:style-name="T8">Trend</text:span> (individuare i massimi/minimi relativi ed assoluti)</text:p>
      <text:list xml:id="list327448651494323257" text:style-name="L2">
        <text:list-item>
          <text:p text:style-name="P22">Può essere</text:p>
        </text:list-item>
      </text:list>
      <text:list xml:id="list6521395492159620829" text:style-name="L3">
        <text:list-item>
          <text:list>
            <text:list-item>
              <text:p text:style-name="P23">Rialzista</text:p>
            </text:list-item>
            <text:list-item>
              <text:p text:style-name="P23">Laterale</text:p>
            </text:list-item>
            <text:list-item>
              <text:p text:style-name="P23">Ribassista</text:p>
            </text:list-item>
          </text:list>
        </text:list-item>
        <text:list-item>
          <text:p text:style-name="P23">Tipologie</text:p>
          <text:list>
            <text:list-item>
              <text:p text:style-name="P23">Primario</text:p>
            </text:list-item>
            <text:list-item>
              <text:p text:style-name="P23">Secondario</text:p>
            </text:list-item>
            <text:list-item>
              <text:p text:style-name="P23">Minore</text:p>
            </text:list-item>
          </text:list>
        </text:list-item>
        <text:list-item>
          <text:p text:style-name="P23">Importanza del contesto</text:p>
          <text:p text:style-name="P23"/>
        </text:list-item>
      </text:list>
      <text:p text:style-name="P1"/>
      <text:p text:style-name="P1"><text:span text:style-name="T8">Trendline</text:span> (la sua costruzione è soggettiva)</text:p>
      <text:list xml:id="list1546311656368013618" text:style-name="L4">
        <text:list-item>
          <text:p text:style-name="P24">Tipologia</text:p>
        </text:list-item>
      </text:list>
      <text:list xml:id="list4572426007287536229" text:style-name="L5">
        <text:list-item>
          <text:list>
            <text:list-item>
              <text:p text:style-name="P25">Rialzista (collega i minimi crescenti)</text:p>
            </text:list-item>
            <text:list-item>
              <text:p text:style-name="P25">Ribassista (collega i massimi decrescenti)</text:p>
            </text:list-item>
          </text:list>
        </text:list-item>
        <text:list-item>
          <text:p text:style-name="P25">Ha maggior valore se:</text:p>
          <text:list>
            <text:list-item>
              <text:p text:style-name="P25">Ottimale: 45° (più sono ripide maggiore la possibilità di essere rotte)</text:p>
            </text:list-item>
            <text:list-item>
              <text:p text:style-name="P25">Più volte è stata testata più ha valore</text:p>
            </text:list-item>
            <text:list-item>
              <text:p text:style-name="P25">Più è ripido il movimento fermato più ha valore</text:p>
            </text:list-item>
            <text:list-item>
              <text:p text:style-name="P25">Più volumi su tale livello più ha valore</text:p>
            </text:list-item>
          </text:list>
        </text:list-item>
        <text:list-item>
          <text:p text:style-name="P25">Definizione di pullback</text:p>
        </text:list-item>
        <text:list-item>
          <text:p text:style-name="P26">Definizione di correzione e rimbalzo</text:p>
        </text:list-item>
        <text:list-item>
          <text:p text:style-name="P26">Gap</text:p>
          <text:list>
            <text:list-item>
              <text:p text:style-name="P26">Di rottura</text:p>
            </text:list-item>
            <text:list-item>
              <text:p text:style-name="P26">Di continuazione</text:p>
            </text:list-item>
            <text:list-item>
              <text:p text:style-name="P26">Di esaurimento</text:p>
            </text:list-item>
            <text:list-item>
              <text:p text:style-name="P26">Di inversione</text:p>
            </text:list-item>
          </text:list>
          <text:p text:style-name="P27"/>
          <text:p text:style-name="P27"/>
        </text:list-item>
      </text:list>
      <text:p text:style-name="P2"><text:span text:style-name="T8">Return line</text:span> (parallela alla trendline, <text:span text:style-name="T1">prendi come riferimento il max/min più lontano dalla trendline</text:span>)</text:p>
      <text:list xml:id="list192108302311432" text:continue-numbering="true" text:style-name="L5">
        <text:list-item>
          <text:p text:style-name="P27">Canale</text:p>
          <text:list>
            <text:list-item>
              <text:p text:style-name="P28">Tipologia</text:p>
              <text:list>
                <text:list-item>
                  <text:p text:style-name="P28">Ascendente</text:p>
                </text:list-item>
                <text:list-item>
                  <text:p text:style-name="P28">Discendente</text:p>
                </text:list-item>
              </text:list>
            </text:list-item>
            <text:list-item>
              <text:p text:style-name="P28">Resistenze e Supporti (se rotti diventano supporti o resistenze rispettivamente)</text:p>
              <text:list>
                <text:list-item>
                  <text:p text:style-name="P29"><text:soft-page-break/>Falsa rottura e inizio di un movimento inverso </text:p>
                </text:list-item>
              </text:list>
            </text:list-item>
          </text:list>
        </text:list-item>
      </text:list>
      <text:p text:style-name="P3"/>
      <text:p text:style-name="P3"/>
      <text:p text:style-name="P16">Inversione di trend</text:p>
      <text:list xml:id="list7197262399926854730" text:style-name="L6">
        <text:list-item>
          <text:p text:style-name="P30">Passaggi necessari <text:span text:style-name="T2">(precedente trend ribassista/rialzista)</text:span></text:p>
        </text:list-item>
      </text:list>
      <text:list xml:id="list2063814671908386835" text:style-name="L7">
        <text:list-item>
          <text:list>
            <text:list-item>
              <text:p text:style-name="P31">Rottura trend ribassista/<text:span text:style-name="T2">rialzista</text:span></text:p>
            </text:list-item>
            <text:list-item>
              <text:p text:style-name="P31">Rottura resistenza/<text:span text:style-name="T2">supporto</text:span> statica/<text:span text:style-name="T2">o</text:span> (superamento del precedente massimo/<text:span text:style-name="T2">minimo</text:span>)</text:p>
            </text:list-item>
            <text:list-item>
              <text:p text:style-name="P31">Creazione di un massimo/<text:span text:style-name="T2">minimo</text:span> più alto/<text:span text:style-name="T2">basso</text:span> del precedente (ultimo massimo/<text:span text:style-name="T2">minimo</text:span> del trend precedente)</text:p>
            </text:list-item>
            <text:list-item>
              <text:p text:style-name="P32">Creazione di un minimo/<text:span text:style-name="T2">massimo</text:span> più alto/<text:span text:style-name="T2">basso</text:span> del minimo/<text:span text:style-name="T2">massimo</text:span> precedente (ultimo <text:span text:style-name="T10">minimo</text:span>/<text:span text:style-name="T10">massimo</text:span> del trend precedente)</text:p>
            </text:list-item>
          </text:list>
        </text:list-item>
      </text:list>
      <text:p text:style-name="P20">Altri fattori:</text:p>
      <text:list xml:id="list192107259062310" text:continue-numbering="true" text:style-name="L7">
        <text:list-item>
          <text:list>
            <text:list-item>
              <text:p text:style-name="P31">La conferma è data dalla creazione di due massimi e minimi crescenti/<text:span text:style-name="T2">descrescenti</text:span></text:p>
            </text:list-item>
            <text:list-item>
              <text:p text:style-name="P33">Dopo che il nuovo trend ha percorso il 61,8% del trend precedente avremo la certezza che si tratta di un nuovo corso (non un ritracciamento momentaneo)</text:p>
            </text:list-item>
            <text:list-item>
              <text:p text:style-name="P33">E’ necessario che si verifichi un periodo di “stabilizzazione” (trend laterale) di lunghezza 1/4 o 1/3 del trend precedente perché si tratti di un vero o proprio cambio trend </text:p>
            </text:list-item>
          </text:list>
        </text:list-item>
      </text:list>
      <text:p text:style-name="P4"/>
      <text:p text:style-name="P5"/>
      <text:p text:style-name="P5"/>
      <text:p text:style-name="P5"><text:span text:style-name="T8">Ritracciamenti di Fibonacci</text:span> (38,2%, 50%, 61,8% - calcolati dal primo minimo/massimo all’ultimo massimo/minimo del trend (trend rialzisat/ribassista) )</text:p>
      <text:p text:style-name="P5"/>
      <text:p text:style-name="P5"/>
      <text:p text:style-name="P6"><text:span text:style-name="T8">Candele giapponesi</text:span> (hanno senso quelle che sono vicine a resistenze/supporti o in punti di particolare interesse tecnico)</text:p>
      <text:list xml:id="list1168405322810668267" text:style-name="L8">
        <text:list-item>
          <text:p text:style-name="P34">Doji (il superamento del suo min/max da interessanti spunti tecnici)</text:p>
          <text:list>
            <text:list-item>
              <text:p text:style-name="P34">Tipologie</text:p>
              <text:list>
                <text:list-item>
                  <text:p text:style-name="P34">Doji line</text:p>
                </text:list-item>
                <text:list-item>
                  <text:p text:style-name="P34">Long-legged-doji</text:p>
                </text:list-item>
                <text:list-item>
                  <text:p text:style-name="P34">Graveston<text:span text:style-name="T11">e</text:span>-doji</text:p>
                </text:list-item>
                <text:list-item>
                  <text:p text:style-name="P34">Dragonfly-doji</text:p>
                </text:list-item>
              </text:list>
            </text:list-item>
          </text:list>
        </text:list-item>
        <text:list-item>
          <text:p text:style-name="P35">Hammer (situata alla fine di movimenti ribassisti o supporti)</text:p>
        </text:list-item>
        <text:list-item>
          <text:p text:style-name="P35">Hanging man (situata alla fine di movimenti rialzisti o resistenze)</text:p>
        </text:list-item>
        <text:list-item>
          <text:p text:style-name="P35">Marubozu (dalle dimensioni relative rilevanti)</text:p>
        </text:list-item>
      </text:list>
      <text:p text:style-name="P7"/>
      <text:p text:style-name="P7"/>
      <text:p text:style-name="P8"><text:span text:style-name="T8">Volumi</text:span> <text:span text:style-name="T3">(sono alti se almeno sono il doppio della media precedente a 25 periodi)</text:span></text:p>
      <text:list xml:id="list6755591489396764432" text:style-name="L9">
        <text:list-item>
          <text:p text:style-name="P36">Affidabilità dei segnali di rottura (volumi alti confermano l’affidabilità del segnale)</text:p>
        </text:list-item>
        <text:list-item>
          <text:p text:style-name="P37">Anticipano i movimenti futuri </text:p>
          <text:list>
            <text:list-item>
              <text:p text:style-name="P38">I volumi accompagnano i movimenti rialzisti</text:p>
            </text:list-item>
            <text:list-item>
              <text:p text:style-name="P38">Sono scarsi (tranne che all’inizio) nei movimenti ribassisti</text:p>
            </text:list-item>
            <text:list-item>
              <text:p text:style-name="P38">Divergenze fanno presagire cambi di tendenza</text:p>
            </text:list-item>
          </text:list>
        </text:list-item>
      </text:list>
      <text:p text:style-name="P10"/>
      <text:p text:style-name="P9"/>
      <text:p text:style-name="P17">Principali configurazioni candlestick</text:p>
      <text:list xml:id="list1547378125875046964" text:style-name="L10">
        <text:list-item>
          <text:p text:style-name="P39">Pattern di inversione rialzisti</text:p>
          <text:list>
            <text:list-item>
              <text:p text:style-name="P39">Testa e spalle rialzista <text:span text:style-name="T4">(neckline, ampiezza del testa-spalle, volumi in rottura neckline)</text:span></text:p>
            </text:list-item>
            <text:list-item>
              <text:p text:style-name="P39">Doppio minimo <text:span text:style-name="T4">(“neckline”)</text:span></text:p>
            </text:list-item>
            <text:list-item>
              <text:p text:style-name="P40">Triplo minimo <text:span text:style-name="T4">(“neckline”)</text:span></text:p>
            </text:list-item>
          </text:list>
        </text:list-item>
        <text:list-item>
          <text:p text:style-name="P39">Pattern di inversione ribassisti</text:p>
          <text:list>
            <text:list-item>
              <text:p text:style-name="P40"><text:soft-page-break/>Testa e spalle ribassista <text:span text:style-name="T4">(neckline, ampiezza del testa-spalle, volumi in rottura neckline)</text:span></text:p>
            </text:list-item>
            <text:list-item>
              <text:p text:style-name="P40">Doppio massimo <text:span text:style-name="T4">(“neckline”)</text:span></text:p>
            </text:list-item>
            <text:list-item>
              <text:p text:style-name="P40">Triplo massimo <text:span text:style-name="T4">(“neckline”)</text:span></text:p>
            </text:list-item>
          </text:list>
        </text:list-item>
        <text:list-item>
          <text:p text:style-name="P41">Proiezioni (mettere un primo target ad una altezza uguale alla altezza della figura)</text:p>
        </text:list-item>
        <text:list-item>
          <text:p text:style-name="P42">Pattern di continuazione <text:span text:style-name="T5">(anche qui si applicano le proiezioni, i volumi al suo interno diminuiscono ed esplodono in rottura)</text:span></text:p>
          <text:list>
            <text:list-item>
              <text:p text:style-name="P43"><text:span text:style-name="T5">T</text:span>riangoli </text:p>
              <text:list>
                <text:list-item>
                  <text:p text:style-name="P44">Simmetrico</text:p>
                </text:list-item>
                <text:list-item>
                  <text:p text:style-name="P44">Ascendente</text:p>
                </text:list-item>
                <text:list-item>
                  <text:p text:style-name="P44">Discendente</text:p>
                </text:list-item>
              </text:list>
            </text:list-item>
            <text:list-item>
              <text:p text:style-name="P44">Flag (la proiezione può essere l’ampiezza del movimento prima della bandiera, i triangoli si formano a metà +- del trend che confermano)</text:p>
            </text:list-item>
            <text:list-item>
              <text:p text:style-name="P44">Rettangoli</text:p>
            </text:list-item>
          </text:list>
        </text:list-item>
      </text:list>
      <text:p text:style-name="P11"/>
      <text:p text:style-name="P11"/>
      <text:p text:style-name="P12"><text:span text:style-name="T8">Configurazioni candlestick semplici</text:span> <text:span text:style-name="T6">(hanno maggiore rilevanza su supporti/resistenze, se i volumi sono alti -soprattutto sulla seconda candela-)</text:span></text:p>
      <text:list xml:id="list8550355107438861088" text:style-name="L11">
        <text:list-item>
          <text:p text:style-name="P45">Candele inside e outside</text:p>
        </text:list-item>
        <text:list-item>
          <text:p text:style-name="P45">Tipologie</text:p>
          <text:list>
            <text:list-item>
              <text:p text:style-name="P46">Bullish engulfing </text:p>
            </text:list-item>
            <text:list-item>
              <text:p text:style-name="P46">Bearish engulfing</text:p>
            </text:list-item>
          </text:list>
        </text:list-item>
      </text:list>
      <text:p text:style-name="P12"/>
      <text:p text:style-name="P14"/>
      <text:p text:style-name="P14"><text:span text:style-name="T8">Oscillatori</text:span> (funzionano meglio nelle fasi laterali)</text:p>
      <text:list xml:id="list7590187354923406082" text:style-name="L12">
        <text:list-item>
          <text:p text:style-name="P47">Livelli di ipercomprato/ipervenduto (il prezzo è in una situazione estrema)</text:p>
        </text:list-item>
        <text:list-item>
          <text:p text:style-name="P47">Divergenze (rialzista/ribassista, da ricercare nelle fasi di ipercomprato/ipervenduto)</text:p>
        </text:list-item>
      </text:list>
      <text:p text:style-name="P14"/>
      <text:p text:style-name="P14"/>
      <text:p text:style-name="P14"><text:span text:style-name="T8">Indicatori</text:span> (funzionano meglio durante i tren ben definiti)</text:p>
      <text:list xml:id="list2346285264746478957" text:style-name="L13">
        <text:list-item>
          <text:p text:style-name="P48">Medie mobili (semplici, esponenziali...)</text:p>
          <text:list>
            <text:list-item>
              <text:p text:style-name="P48">Servono a definire il trend corrente</text:p>
            </text:list-item>
            <text:list-item>
              <text:p text:style-name="P48">Un incrocio tra una media corta e una lunga pu<text:span text:style-name="T13">ò</text:span> dare un segnale di cambio trend</text:p>
            </text:list-item>
          </text:list>
        </text:list-item>
      </text:list>
      <text:p text:style-name="P14"/>
      <text:p text:style-name="P14"/>
      <text:p text:style-name="P14"><text:span text:style-name="T8">ADX</text:span> (indicatore/oscillatore che stabilisce il trend in atto)</text:p>
      <text:p text:style-name="P14"/>
      <text:p text:style-name="P14"/>
      <text:p text:style-name="P18">Money management</text:p>
      <text:list xml:id="list6422143498647698953" text:style-name="L14">
        <text:list-item>
          <text:p text:style-name="P49">Il capitale destinato al trading non deve superare il 10% delle proprie disponibilità</text:p>
        </text:list-item>
        <text:list-item>
          <text:p text:style-name="P49">Ogni operazioni non deve eccedere il 10% del capitale destinato al trading</text:p>
        </text:list-item>
        <text:list-item>
          <text:p text:style-name="P50">In ogni operazione non rischiare più del 2/3% del capitale investito <text:span text:style-name="T7">(stop loss)</text:span></text:p>
        </text:list-item>
        <text:list-item>
          <text:p text:style-name="P51">Il rapporto rischio rendimento deve essere almeno di 1:2 (meglio 1:3)</text:p>
        </text:list-item>
        <text:list-item>
          <text:p text:style-name="P51">Diversificare il portafoglio</text:p>
        </text:list-item>
      </text:list>
      <text:p text:style-name="P15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9:41:28.507000000</meta:creation-date>
    <dc:date>2017-12-10T19:21:06.303083650</dc:date>
    <meta:editing-duration>PT4H35M30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3" meta:paragraph-count="105" meta:word-count="753" meta:character-count="4906" meta:non-whitespace-character-count="4333"/>
  </office:meta>
</office:document-meta>
</file>